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T11" style:parent-style-name="Fonteparág.padrão" style:family="text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</style:style>
    <style:style style:name="T20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notações Conceitos fundamentais Angular (Loiane)</text:p>
      <text:p text:style-name="P2"/>
      <text:p text:style-name="Standard"/>
      <text:p text:style-name="Standard">Capítulo 01 – Introdução</text:p>
      <text:p text:style-name="Standard"/>
      <text:p text:style-name="Standard">Estrutura do angular:</text:p>
      <text:p text:style-name="Standard"/>
      <text:p text:style-name="Standard">&gt;&gt; Componentes e templates</text:p>
      <text:p text:style-name="Standard">&gt;&gt; Data Biding</text:p>
      <text:p text:style-name="Standard">&gt;&gt; Diretivas</text:p>
      <text:p text:style-name="Standard">&gt;&gt; Serviços</text:p>
      <text:p text:style-name="Standard">&gt;&gt; Formulários</text:p>
      <text:p text:style-name="Standard">&gt;&gt; Roteamento</text:p>
      <text:p text:style-name="Standard">&gt;&gt; Integração com o Servidor</text:p>
      <text:p text:style-name="Standard">&gt;&gt;<text:s/>Diretivas</text:p>
      <text:p text:style-name="Standard">&gt;&gt; Crud mestre – detalhe</text:p>
      <text:p text:style-name="Standard">&gt;&gt; Serviços</text:p>
      <text:p text:style-name="Standard"/>
      <text:p text:style-name="Standard">– Padrões web e web component</text:p>
      <text:p text:style-name="Standard"/>
      <text:p text:style-name="Standard">&gt;&gt; Blocos principais do Angular</text:p>
      <text:p text:style-name="Standard"/>
      <text:p text:style-name="Standard">** Componentes</text:p>
      <text:p text:style-name="Standard">** Diretivas</text:p>
      <text:p text:style-name="Standard">** Roteamento</text:p>
      <text:p text:style-name="Standard">** Serviços</text:p>
      <text:p text:style-name="Standard">** Templates</text:p>
      <text:p text:style-name="Standard">** Metadata</text:p>
      <text:p text:style-name="Standard">** Data Binding</text:p>
      <text:p text:style-name="Standard">** Injeção de dependência</text:p>
      <text:p text:style-name="Standard"/>
      <text:p text:style-name="Standard">&gt;&gt;<text:s/><text:span text:style-name="T3">Componentes</text:span></text:p>
      <text:p text:style-name="Standard"/>
      <text:p text:style-name="Standard">Os componentes são o principal bloco de construção para aplicativos Angular, cada componente consiste em:</text:p>
      <text:p text:style-name="Standard"/>
      <text:p text:style-name="Standard">** Um modelo HTML que declara o que é renderizado na página – O que podemos chamar de Template e aqui é tudo que será exibido ao usuário</text:p>
      <text:p text:style-name="Standard">** Uma classe Typescript que define o comportamento</text:p>
      <text:p text:style-name="Standard">** Um seletor CSS que define como o componente é usado em um modelo</text:p>
      <text:p text:style-name="Standard">** Opcionalmente, estilos CSS aplicados ao modelo</text:p>
      <text:p text:style-name="Standard"/>
      <text:p text:style-name="Standard">A melhor forma de se criar um componente é com a CLI Angular. Contudo, nada impede<text:s/>que você crie seus componentes de forma manual.</text:p>
      <text:p text:style-name="Standard"/>
      <text:p text:style-name="Standard">Para criar um componente via CLI, será preciso abrir o seu terminal e siga as etapas abaixo:</text:p>
      <text:p text:style-name="Standard"/>
      <text:p text:style-name="Standard">1- Navegue até o diretório que contém o seu aplicativo</text:p>
      <text:p text:style-name="Standard">2- Execute o seguinte comando: ng generate<text:s/>component &lt;component-name&gt;</text:p>
      <text:p text:style-name="Standard"/>
      <text:p text:style-name="Standard">Esse comando irá realizar as seguintes ações:</text:p>
      <text:p text:style-name="Standard"/>
      <text:soft-page-break/>
      <text:p text:style-name="Standard">** Cria uma pasta com o nome do componente</text:p>
      <text:p text:style-name="Standard">** Um arquivo componente, &lt;component-name&gt;.component.ts</text:p>
      <text:p text:style-name="Standard">** Um arquivo de modelo,<text:s/>&lt;component-name&gt;.component.html</text:p>
      <text:p text:style-name="Standard">** Um arquivo CSS, &lt;component-name&gt;.component.css</text:p>
      <text:p text:style-name="Standard">** Um arquivo de especificação de teste, &lt;component-name&gt;.component.spec.ts</text:p>
      <text:p text:style-name="Standard"/>
      <text:p text:style-name="Standard">Em uma outra abordagem podemos dizer que o componente encapsula:</text:p>
      <text:p text:style-name="Standard"/>
      <text:p text:style-name="Standard">** Template</text:p>
      <text:p text:style-name="Standard">** Metadata: Processamento de dados</text:p>
      <text:p text:style-name="Standard">** Data Biding: O dados que será mostrado na tela</text:p>
      <text:p text:style-name="Standard">** Comportamento da View</text:p>
      <text:p text:style-name="Standard"/>
      <text:p text:style-name="Standard">&gt;&gt;<text:s/><text:span text:style-name="T4">Template</text:span></text:p>
      <text:p text:style-name="P5"/>
      <text:p text:style-name="Standard">É o código HTML que será mostrado para o usuário (Form, input, buttons, div etc)</text:p>
      <text:p text:style-name="Standard"/>
      <text:p text:style-name="Standard">&gt;&gt;<text:s/><text:span text:style-name="T6">Metadata</text:span></text:p>
      <text:p text:style-name="Standard"/>
      <text:p text:style-name="Standard">São os metadados que permitem o angular 2 ler as classes e fazer os processamentos das mesmas</text:p>
      <text:p text:style-name="Standard"/>
      <text:p text:style-name="Standard">&gt;&gt;<text:s/><text:span text:style-name="T7">Data Binding</text:span></text:p>
      <text:p text:style-name="P8"/>
      <text:p text:style-name="Standard">É a associação dos dados presentes no nosso componente, com os componentes que temos presentes no nosso HTML (Template)</text:p>
      <text:p text:style-name="Standard"/>
      <text:p text:style-name="Standard">&gt;&gt;<text:s/><text:span text:style-name="T9">Comportamento da View</text:span></text:p>
      <text:p text:style-name="P10"/>
      <text:p text:style-name="Standard">O component.ts é responsável por mostrar os<text:s/>dados, mas também é responsável pelo comportamento da view. Ele é a junção do template com o código HTML através de um controller, que é responsável pelo comportamento da view e o escopo que é resposável pelo data-binding</text:p>
      <text:p text:style-name="Standard"/>
      <text:p text:style-name="Standard">De cara podemos definir que uma aplicação em Angular 2 é orientada a componentes.</text:p>
      <text:p text:style-name="Standard"/>
      <text:p text:style-name="Standard">O componente pai ou mãe, é o componente raiz que contém tudo o que está presente na aplicação.</text:p>
      <text:p text:style-name="Standard"/>
      <text:p text:style-name="Standard">Pode ser uma barra de aplicação</text:p>
      <text:p text:style-name="Standard">Uma barra lateral</text:p>
      <text:p text:style-name="Standard">Uma lista de contatos / clientes</text:p>
      <text:p text:style-name="Standard"/>
      <text:p text:style-name="Standard">É sempre bom ter em mente, que cada componente pode conter outros componentes dentro dele.</text:p>
      <text:p text:style-name="Standard"/>
      <text:p text:style-name="Standard">O angular é desenvolvido em componentes, justamente para que possamos ter pequenos componentes, o que facilita os testes e manutenção dos mesmos.</text:p>
      <text:p text:style-name="Standard"/>
      <text:p text:style-name="Standard">O principal objetivo do componente é mostrar dados, assim, podemos fazer a integração com o nosso servidor backend, que poderá trabalhar com qualquer linguagem. (Node JS, Java, .net, Ruby, Pyton etc)</text:p>
      <text:p text:style-name="Standard"/>
      <text:p text:style-name="Standard">Não é uma boa prática escrevermos a lógica de negócio dentro de um componente, para isso, iremos utilizar um serviço (Service) e ele que será responsável por ter toda a lógica de negócio e também se comunicar com o backend.</text:p>
      <text:soft-page-break/>
      <text:p text:style-name="Standard">Um serviço também pode ser injetado em outras classes e para isso utilizamos a injeção de dependência do angular.</text:p>
      <text:p text:style-name="Standard"/>
      <text:p text:style-name="Standard">No angular<text:s/>ainda trabalhamos com o conceito de SPA (Single Page Application), mas isso não quer dizer que não podemos ter telas diferentes e para navegar entre elas temos o Router que nós iremos utilizar para fazer o roteamento das páginas.</text:p>
      <text:p text:style-name="Standard"/>
      <text:p text:style-name="Standard">Iremos ter também uma diretiva na nossa aplicação, onde ela será responsável por modificar os elementos DOM e ou alterar o seu comportamento.</text:p>
      <text:p text:style-name="Standard"/>
      <text:p text:style-name="Standard">Dito isso, podemos também considerar nossos componentes como diretivas, pois a sua principal função é modificar elementos da DOM.</text:p>
      <text:p text:style-name="Standard"/>
      <text:p text:style-name="Standard">Exemplo de diretiva:</text:p>
      <text:p text:style-name="Standard"/>
      <text:p text:style-name="Standard">&lt;input type: “text” autoGrow&gt;</text:p>
      <text:p text:style-name="Standard"/>
      <text:p text:style-name="Standard">A diretiva acima faz crescer um campo do Input</text:p>
      <text:p text:style-name="Standard"/>
      <text:p text:style-name="Standard">&gt;&gt; Verificar o diagrama geral do angular no Angular.IO</text:p>
      <text:p text:style-name="Standard"/>
      <text:p text:style-name="Standard">&gt;&gt;<text:s/><text:span text:style-name="T11">Service</text:span></text:p>
      <text:p text:style-name="P12"/>
      <text:p text:style-name="Standard">Um service é um objeto usado para organizar e ou/ compartilhar estados de<text:s/>objetos e as regras de negócio da aplicação. Ele é singleton, ou seja, há apenas uma instância disponível durante a vida útil da aplicação. Outra característica é a sua inicialização tardia (lazily instantiated), que só é efetuada quando o AngularJS identifica que tem algum componente pendente.</text:p>
      <text:p text:style-name="Standard">Atenção! O controller controla a camada de visão da view, porém não é ele que armazena as regras que são compartilhadas na aplicação.</text:p>
      <text:p text:style-name="Standard"/>
      <text:p text:style-name="Standard">O controller gerencia apenas as regras referentes a view a qual está associado.</text:p>
      <text:p text:style-name="Standard"/>
      <text:p text:style-name="Standard">Os services no angular JS começam com $.</text:p>
      <text:p text:style-name="Standard"/>
      <text:p text:style-name="Standard"/>
      <text:p text:style-name="Standard"/>
      <text:p text:style-name="P13">Aula 02: Ambiente de desenvolvimento (NodeJs, TypScript, Angular CLI)</text:p>
      <text:p text:style-name="Standard"/>
      <text:p text:style-name="P14">Aula 03: Hello, World! Criando primeiro projeto e o primeiro componente</text:p>
      <text:p text:style-name="Standard"/>
      <text:p text:style-name="Standard">Criando um projeto:</text:p>
      <text:p text:style-name="Standard"/>
      <text:p text:style-name="Standard">ng nome do projeto</text:p>
      <text:p text:style-name="Standard"/>
      <text:p text:style-name="Standard">Será criado toda a<text:s/>estrutura padrão do projeto e todos os pacotes npm necessário, incluindo todas as pastas do angular2 e suas dependências</text:p>
      <text:p text:style-name="Standard"/>
      <text:p text:style-name="Standard">Assistir a playlist da aula 21 (assistir as aulas do módulo CLI)</text:p>
      <text:p text:style-name="Standard"/>
      <text:p text:style-name="Standard">mude no terminal para o diretório do projeto <text:s/></text:p>
      <text:p text:style-name="Standard"/>
      <text:p text:style-name="Standard">e dentro dele<text:s/>usamos o comando ng serve</text:p>
      <text:soft-page-break/>
      <text:p text:style-name="Standard">o ng serve é servido ao browser</text:p>
      <text:p text:style-name="Standard"/>
      <text:p text:style-name="Standard">Mudamos as informações do bem vindo ao app dentro do arquivo ts.</text:p>
      <text:p text:style-name="Standard"/>
      <text:p text:style-name="Standard">Usamos um decorator para o transpiler do JS que a classe que criamos é angular2</text:p>
      <text:p text:style-name="Standard"/>
      <text:p text:style-name="Standard">@Component({selector: ‘meu-primeiro-component’</text:p>
      <text:p text:style-name="Standard">template: `</text:p>
      <text:p text:style-name="Standard">&lt;p&gt;Meu primeiro component com Angular 2!&lt;/p&gt;`})</text:p>
      <text:p text:style-name="Standard">class MeuPrimeiroComponent {}</text:p>
      <text:p text:style-name="Standard"/>
      <text:p text:style-name="Standard"/>
      <text:p text:style-name="Standard">O angular2 é baseado em boas práticas web, e com isso iremos usar os webcomponents que permite a criação de componentes HTML customizados e o angular2 é totalmente<text:s/>baseado nisso. O mesmo acontece com o React.</text:p>
      <text:p text:style-name="Standard"/>
      <text:p text:style-name="Standard">O seletor é nome da tag HMTL que nós queremos criar, para depois utilizar esse componente. Depois dele precisamos de um template</text:p>
      <text:p text:style-name="Standard"/>
      <text:p text:style-name="Standard">Por fim, precisamos utilizar esse component em uma outra classe</text:p>
      <text:p text:style-name="Standard"/>
      <text:p text:style-name="Standard">colocamos a tag em nosso component html</text:p>
      <text:p text:style-name="Standard"/>
      <text:p text:style-name="Standard">&lt;meu-primeiro-component&gt;&lt;/meu-primeiro-component&gt; <text:s/>(ele precisa ser exportado no ts)</text:p>
      <text:p text:style-name="Standard"/>
      <text:p text:style-name="Standard">precisamos declarar ele no ngModule do app module e importar ela no appmodule.ts</text:p>
      <text:p text:style-name="Standard"/>
      <text:p text:style-name="P15"/>
      <text:p text:style-name="P16">criando um componente</text:p>
      <text:p text:style-name="Standard"/>
      <text:p text:style-name="Standard"/>
      <text:p text:style-name="Standard">ng g c meu-primeiro2 <text:s text:c="2"/></text:p>
      <text:p text:style-name="Standard"/>
      <text:p text:style-name="Standard"/>
      <text:p text:style-name="Standard"/>
      <text:p text:style-name="P17">Aula<text:s/>04: Introdução ao TypeScript para Angular</text:p>
      <text:p text:style-name="P18"/>
      <text:p text:style-name="Standard">Durante o curso iremos utilizar basicamente a tipagem de variáveis.<text:s/></text:p>
      <text:p text:style-name="Standard"/>
      <text:p text:style-name="Standard">É recomendável estudar OO e TypeScript.<text:s/></text:p>
      <text:p text:style-name="Standard"/>
      <text:p text:style-name="Standard"/>
      <text:p text:style-name="P19"><text:span text:style-name="T20">Aula 05: Módul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drigo Fernandes</dc:creator>
    <meta:creation-date>2022-01-18T14:28:00Z</meta:creation-date>
    <dc:date>2022-01-23T22:40:00Z</dc:date>
    <meta:template xlink:href="Normal" xlink:type="simple"/>
    <meta:editing-cycles>14</meta:editing-cycles>
    <meta:editing-duration>PT19200S</meta:editing-duration>
    <meta:document-statistic meta:page-count="4" meta:paragraph-count="12" meta:word-count="1000" meta:character-count="6388" meta:row-count="45" meta:non-whitespace-character-count="5400"/>
  </office:meta>
</office:document-meta>
</file>